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1.856cm" fo:min-width="1.641cm" fo:padding-top="0.134cm" fo:padding-bottom="0.134cm" fo:padding-left="0.259cm" fo:padding-right="0.259cm"/>
    </style:style>
    <style:style style:name="gr2" style:family="graphic" style:parent-style-name="objectwithoutfill">
      <style:graphic-properties svg:stroke-color="#000000" draw:fill="none" draw:textarea-vertical-align="middle" draw:shadow="visible" draw:shadow-offset-x="0.035cm" draw:shadow-offset-y="0.035cm" draw:shadow-opacity="50%" loext:shadow-blur="0.176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justify" draw:textarea-vertical-align="top" draw:auto-grow-height="false" fo:min-height="1.856cm" fo:min-width="1.965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1.84cm" fo:min-width="2.00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1.856cm" fo:min-width="0.746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1.856cm" fo:min-width="0.492cm" fo:padding-top="0.134cm" fo:padding-bottom="0.134cm" fo:padding-left="0.259cm" fo:padding-right="0.259cm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justify" draw:textarea-vertical-align="top" draw:auto-grow-height="false" fo:min-height="1.856cm" fo:min-width="1.006cm" fo:padding-top="0.134cm" fo:padding-bottom="0.134cm" fo:padding-left="0.259cm" fo:padding-right="0.259cm" draw:shadow="hidden"/>
      <style:paragraph-properties style:writing-mode="lr-tb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1.856cm" fo:min-width="0.879cm" fo:padding-top="0.134cm" fo:padding-bottom="0.134cm" fo:padding-left="0.259cm" fo:padding-right="0.259cm"/>
    </style:style>
    <style:style style:name="gr14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1.84cm" fo:min-width="3.716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65cm" draw:shadow="hidden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2.118cm" fo:min-width="4.4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2.118cm" fo:min-width="4.411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668cm" fo:min-width="2.32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2" style:family="paragraph">
      <loext:graphic-properties draw:fill="none"/>
      <style:paragraph-properties fo:text-align="center"/>
      <style:text-properties fo:color="#000000" loext:opacity="100%"/>
    </style:style>
    <style:style style:name="P3" style:family="paragraph"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5" style:family="paragraph">
      <style:paragraph-properties fo:text-align="center" style:writing-mode="lr-tb"/>
      <style:text-properties fo:color="#000000" loext:opacity="100%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font-size="11pt" fo:background-color="#ffffff" style:font-size-asian="11pt" style:font-size-complex="11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fo:font-size="11pt" fo:font-weight="normal" fo:background-color="#ffffff" style:font-size-asian="11pt" style:font-weight-asian="normal" style:font-size-complex="11pt" style:font-weight-complex="normal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color="#000000" loext:opacity="100%" fo:font-size="11pt" fo:background-color="#ffffff" style:font-size-asian="11pt" style:font-size-complex="11pt"/>
    </style:style>
    <style:style style:name="P13" style:family="paragraph">
      <style:paragraph-properties fo:text-align="center" style:writing-mode="lr-tb"/>
      <style:text-properties fo:color="#000000" loext:opacity="100%" fo:background-color="#ffffff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loext:opacity="100%" fo:background-color="#ffffff"/>
    </style:style>
    <style:style style:name="P15" style:family="paragraph">
      <style:paragraph-properties fo:margin-top="0.25cm" fo:margin-bottom="0cm" fo:text-align="center" style:writing-mode="lr-tb"/>
      <style:text-properties fo:color="#000000" loext:opacity="100%" fo:background-color="#ffffff"/>
    </style:style>
    <style:style style:name="P16" style:family="paragraph">
      <loext:graphic-properties draw:fill="none" draw:fill-color="#ffffff"/>
      <style:paragraph-properties fo:margin-top="0.25cm" fo:margin-bottom="0cm" fo:text-align="center" style:writing-mode="lr-tb"/>
      <style:text-properties fo:color="#000000" loext:opacity="100%" fo:background-color="#ffffff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color="#000000" loext:opacity="100%" fo:font-size="11pt" style:font-size-asian="11pt" style:font-size-complex="11pt"/>
    </style:style>
    <style:style style:name="T2" style:family="text">
      <style:text-properties fo:color="#000000" loext:opacity="100%" fo:font-size="11pt" fo:background-color="#ffffff" style:font-size-asian="11pt" style:font-size-complex="11pt"/>
    </style:style>
    <style:style style:name="T3" style:family="text">
      <style:text-properties fo:color="#000000" loext:opacity="100%" fo:font-size="11pt" fo:font-weight="normal" fo:background-color="#ffffff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124cm" svg:x="8.874cm" svg:y="2.385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2.151cm" svg:height="3.638cm" draw:transform="rotate (0.219911485751285) translate (1.11985404956155cm 3.60112474660103cm)" svg:viewBox="0 0 12152 3639" svg:d="M0 922c212-38 1215 282 1422 316 200 33 437 54 620 140 262 125 629-1617 692-1350 162 687 121 733 107 935-15 208 234 99 415 223 564 386 714 551 908 593 191 43 1589 463 1859 416 372 83 1133 319 1364 304 315-20 508-1468 732-1528 109 675-98 1020 219 1351 440 89 288 454 536 510 372 83 481 179 771 42 199 27 344-1427 581-1432 104 674 78 1234 136 1462 70 271 642 513 771 303 135-220 340-1842 552-1308 86 216-83 1256 13 1434 165 308 454 306 454 306">
          <text:p/>
        </draw:path>
        <draw:custom-shape draw:style-name="gr3" draw:text-style-name="P4" draw:layer="layout" svg:width="2.483cm" svg:height="2.124cm" svg:x="3.47cm" svg:y="2.375cm">
          <text:p text:style-name="P3"><text:span text:style-name="T1">Sound objec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2.124cm" svg:x="6.08cm" svg:y="2.41cm">
          <text:p text:style-name="P5"><text:span text:style-name="T1">Nois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64cm" svg:height="2.124cm" svg:x="11.166cm" svg:y="2.3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cm" svg:height="2.124cm" svg:x="12.563cm" svg:y="2.37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1.414cm" svg:y1="4.661cm" svg:x2="11.922cm" svg:y2="5.572cm">
          <text:p/>
        </draw:line>
        <draw:line draw:style-name="gr8" draw:text-style-name="P7" draw:layer="layout" svg:x1="11.16cm" svg:y1="7.36cm" svg:x2="11.668cm" svg:y2="6.742cm">
          <text:p/>
        </draw:line>
        <draw:line draw:style-name="gr9" draw:text-style-name="P7" draw:layer="layout" svg:x1="4.683cm" svg:y1="4.509cm" svg:x2="3.286cm" svg:y2="7.476cm">
          <text:p/>
        </draw:line>
        <draw:line draw:style-name="gr9" draw:text-style-name="P7" draw:layer="layout" svg:x1="9.636cm" svg:y1="4.661cm" svg:x2="9.382cm" svg:y2="7.36cm">
          <text:p/>
        </draw:line>
        <draw:frame draw:style-name="gr10" draw:text-style-name="P8" draw:layer="layout" svg:width="2.413cm" svg:height="1.016cm" svg:x="1.29cm" svg:y="3.75cm">
          <draw:text-box>
            <text:p><text:span text:style-name="T2">Sound</text:span></text:p>
          </draw:text-box>
        </draw:frame>
        <draw:line draw:style-name="gr11" draw:text-style-name="P7" draw:layer="layout" svg:x1="1.236cm" svg:y1="10.201cm" svg:x2="1.236cm" svg:y2="7.201cm">
          <text:p/>
        </draw:line>
        <draw:line draw:style-name="gr11" draw:text-style-name="P7" draw:layer="layout" svg:x1="1.236cm" svg:y1="10.201cm" svg:x2="13.736cm" svg:y2="10.201cm">
          <text:p/>
        </draw:line>
        <draw:custom-shape draw:style-name="gr12" draw:text-style-name="P4" draw:layer="layout" svg:width="1.524cm" svg:height="2.124cm" svg:x="2.506cm" svg:y="7.476cm">
          <text:p text:style-name="P3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397cm" svg:height="2.124cm" svg:x="8.602cm" svg:y="7.4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25cm" svg:height="2.124cm" svg:x="4.138cm" svg:y="7.511cm">
          <text:p text:style-name="P3"><text:span text:style-name="T1">Fidget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397cm" svg:height="2.124cm" svg:x="10.302cm" svg:y="7.4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397cm" svg:height="2.124cm" svg:x="11.902cm" svg:y="7.476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36cm" svg:height="0.887cm" draw:transform="rotate (1.5707963267949) translate (0.867cm 9.028cm)">
          <draw:text-box>
            <text:p text:style-name="P9"><text:span text:style-name="T3">Energy</text:span></text:p>
          </draw:text-box>
        </draw:frame>
        <draw:frame draw:style-name="gr16" draw:text-style-name="P12" draw:layer="layout" svg:width="1.397cm" svg:height="0.683cm" svg:x="12.099cm" svg:y="9.864cm">
          <draw:text-box>
            <text:p text:style-name="P11"><text:span text:style-name="T2">Time</text:span></text:p>
          </draw:text-box>
        </draw:frame>
        <draw:frame draw:style-name="gr17" draw:text-style-name="P8" draw:layer="layout" svg:width="2.413cm" svg:height="1.115cm" svg:x="1.025cm" svg:y="9.207cm">
          <draw:text-box>
            <text:p><text:span text:style-name="T2">Motion</text:span></text:p>
            <text:p><text:span text:style-name="T2">Force</text:span></text:p>
          </draw:text-box>
        </draw:frame>
        <draw:custom-shape draw:style-name="gr18" draw:text-style-name="P14" draw:layer="layout" svg:width="4.934cm" svg:height="2.402cm" svg:x="8.494cm" svg:y="7.36cm">
          <text:p text:style-name="P13"><text:span text:style-name="T2">Coarticulated a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4.945cm" svg:height="2.402cm" svg:x="8.747cm" svg:y="2.259cm">
          <text:p text:style-name="P15"><text:span text:style-name="T2">Coarticulated sound object</text:span></text:p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2.233cm" svg:height="3.427cm" draw:transform="rotate (0.219911485751285) translate (1.17405860890061cm 8.73451809032659cm)" svg:viewBox="0 0 12234 3428" svg:d="M0 568c751-484 989 214 1172 301 1027-2023 1508 92 1494 294 786-118 1482 366 1677 409 190 42 662-145 1599 323 895 70 928 404 1159 389 895-2012 1362-606 1678-275 1015-1046 1363 305 1611 360 922-1214 1197 771 1294 949 163 308 550-130 550-130">
          <text:p/>
        </draw:path>
        <draw:line draw:style-name="gr11" draw:text-style-name="P7" draw:layer="layout" svg:x1="1.237cm" svg:y1="5.002cm" svg:x2="1.237cm" svg:y2="2.002cm">
          <text:p/>
        </draw:line>
        <draw:frame draw:style-name="gr15" draw:text-style-name="P10" draw:layer="layout" svg:width="2.36cm" svg:height="0.887cm" draw:transform="rotate (1.5707963267949) translate (0.868cm 3.829cm)">
          <draw:text-box>
            <text:p text:style-name="P9"><text:span text:style-name="T3">Energy</text:span></text:p>
          </draw:text-box>
        </draw:frame>
        <draw:custom-shape draw:style-name="gr20" draw:text-style-name="P18" draw:layer="layout" svg:width="2.921cm" svg:height="1.016cm" svg:x="10.526cm" svg:y="5.599cm">
          <text:p text:style-name="P17"><text:span text:style-name="T1">Musical ges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2" draw:display-name="Arrowheads 2" svg:viewBox="0 0 1131 754" svg:d="M566 0l-566 754 114-85 136-68 148-46 161-17 161 13 153 46 140 68 118 8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30T21:23:17.206561727</dc:date>
    <meta:editing-duration>PT5H21M51S</meta:editing-duration>
    <meta:editing-cycles>73</meta:editing-cycles>
    <meta:generator>LibreOffice/7.1.5.2$Linux_X86_64 LibreOffice_project/10$Build-2</meta:generator>
    <dc:creator>Alexander Refsum Jensenius</dc:creator>
    <meta:document-statistic meta:object-count="27"/>
  </office:meta>
</office:document-meta>
</file>